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2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3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4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5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6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7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8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30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1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2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3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4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5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6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40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41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6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5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7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>
      <style:graphic-properties draw:fill-color="#ffffff" fo:min-height="11.982cm"/>
    </style:style>
    <style:style style:name="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</style:style>
    <style:style style:name="pr1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Title_20_Only-notes" style:list-style-name="L14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d9d9d9"/>
      <style:paragraph-properties fo:text-align="start"/>
      <style:text-properties fo:font-size="18pt"/>
    </style:style>
    <style:style style:name="P50" style:family="paragraph">
      <loext:graphic-properties draw:fill="solid" draw:fill-color="#e6b9b8"/>
      <style:paragraph-properties fo:text-align="start"/>
      <style:text-properties fo:font-size="18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98%" fo:text-align="start"/>
    </style:style>
    <style:style style:name="P54" style:family="paragraph">
      <style:paragraph-properties fo:margin-top="0cm" fo:margin-bottom="0cm" fo:line-height="98%" fo:text-align="end"/>
    </style:style>
    <style:style style:name="P55" style:family="paragraph">
      <loext:graphic-properties draw:fill="solid" draw:fill-color="#000066"/>
      <style:paragraph-properties fo:text-align="start"/>
      <style:text-properties fo:font-size="18pt"/>
    </style:style>
    <style:style style:name="P56" style:family="paragraph">
      <style:paragraph-properties fo:margin-top="0cm" fo:margin-bottom="0cm" fo:line-height="100%" fo:text-align="center"/>
    </style:style>
    <style:style style:name="P5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fffbcc"/>
      <style:paragraph-properties fo:margin-top="0cm" fo:margin-bottom="0cm" fo:line-height="98%" fo:text-align="center" style:font-independent-line-spacing="true"/>
      <style:text-properties fo:font-size="18pt"/>
    </style:style>
    <style:style style:name="P59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60" style:family="paragraph">
      <style:paragraph-properties fo:margin-top="0.318cm" fo:margin-bottom="0cm" fo:line-height="88%" fo:text-align="start"/>
    </style:style>
    <style:style style:name="P61" style:family="paragraph">
      <style:paragraph-properties fo:margin-left="0cm" fo:margin-right="0cm" fo:margin-top="0.141cm" fo:margin-bottom="0cm" fo:line-height="88%" fo:text-align="start" fo:text-indent="0cm"/>
    </style:style>
    <style:style style:name="P62" style:family="paragraph">
      <style:paragraph-properties fo:margin-left="0cm" fo:margin-right="0cm" fo:margin-top="0.441cm" fo:margin-bottom="0cm" fo:line-height="100%" fo:text-align="start" fo:text-indent="0cm"/>
    </style:style>
    <style:style style:name="P63" style:family="paragraph">
      <style:paragraph-properties fo:margin-left="0cm" fo:margin-right="0cm" fo:margin-top="0.199cm" fo:margin-bottom="0cm" fo:line-height="100%" fo:text-align="start" fo:text-indent="0cm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P65" style:family="paragraph">
      <style:paragraph-properties fo:margin-left="0cm" fo:margin-right="0cm" fo:margin-top="0.199cm" fo:margin-bottom="0cm" fo:line-height="94%" fo:text-align="start" fo:text-indent="0cm"/>
    </style:style>
    <style:style style:name="P66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bfbfbf"/>
      <style:paragraph-properties fo:text-align="start"/>
      <style:text-properties fo:font-size="18pt"/>
    </style:style>
    <style:style style:name="P6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69" style:family="paragraph">
      <style:paragraph-properties fo:margin-top="0cm" fo:margin-bottom="0cm" fo:line-height="94%" fo:text-align="start"/>
    </style:style>
    <style:style style:name="P7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72" style:family="paragraph">
      <style:paragraph-properties fo:margin-top="0cm" fo:margin-bottom="0cm" fo:line-height="49%" fo:text-align="center"/>
    </style:style>
    <style:style style:name="P73" style:family="paragraph">
      <loext:graphic-properties draw:fill="solid" draw:fill-color="#d5f1cf"/>
      <style:paragraph-properties fo:text-align="start"/>
      <style:text-properties fo:font-size="18pt"/>
    </style:style>
    <style:style style:name="P74" style:family="paragraph">
      <loext:graphic-properties draw:fill="solid" draw:fill-color="#8dba84"/>
      <style:paragraph-properties fo:text-align="start"/>
      <style:text-properties fo:font-size="18pt"/>
    </style:style>
    <style:style style:name="P75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7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77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79" style:family="paragraph">
      <loext:graphic-properties draw:fill="solid" draw:fill-color="#ebebeb"/>
      <style:paragraph-properties fo:text-align="start"/>
      <style:text-properties fo:font-size="18pt"/>
    </style:style>
    <style:style style:name="P80" style:family="paragraph">
      <style:paragraph-properties fo:margin-top="0cm" fo:margin-bottom="0cm" fo:line-height="85%" fo:text-align="start"/>
    </style:style>
    <style:style style:name="P81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82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83" style:family="paragraph">
      <loext:graphic-properties draw:fill="solid" draw:fill-color="#f5f5f5"/>
      <style:paragraph-properties fo:text-align="start"/>
      <style:text-properties fo:font-size="18pt"/>
    </style:style>
    <style:style style:name="P84" style:family="paragraph">
      <loext:graphic-properties draw:fill="solid" draw:fill-color="#f2dcdb"/>
      <style:paragraph-properties fo:text-align="start"/>
      <style:text-properties fo:font-size="18pt"/>
    </style:style>
    <style:style style:name="P85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87" style:family="paragraph">
      <style:paragraph-properties fo:margin-top="0.169cm" fo:margin-bottom="0cm" fo:line-height="100%" fo:text-align="start"/>
    </style:style>
    <style:style style:name="P88" style:family="paragraph">
      <style:paragraph-properties fo:margin-top="0.238cm" fo:margin-bottom="0cm" fo:line-height="88%" fo:text-align="center"/>
    </style:style>
    <style:style style:name="P89" style:family="paragraph">
      <loext:graphic-properties draw:fill="solid" draw:fill-color="#f6f5bd"/>
      <style:paragraph-properties fo:text-align="start"/>
      <style:text-properties fo:font-size="18pt"/>
    </style:style>
    <style:style style:name="P90" style:family="paragraph">
      <loext:graphic-properties draw:fill="solid" draw:fill-color="#dbf2da"/>
      <style:paragraph-properties fo:text-align="start"/>
      <style:text-properties fo:font-size="18pt"/>
    </style:style>
    <style:style style:name="P91" style:family="paragraph">
      <style:paragraph-properties fo:margin-top="0.238cm" fo:margin-bottom="0cm" fo:line-height="88%" fo:text-align="start"/>
    </style:style>
    <style:style style:name="P92" style:family="paragraph">
      <style:paragraph-properties fo:margin-top="0.238cm" fo:margin-bottom="0cm" fo:line-height="88%" fo:text-align="start" style:writing-mode="rl-tb"/>
    </style:style>
    <style:style style:name="P93" style:family="paragraph">
      <style:paragraph-properties fo:margin-top="0.318cm" fo:margin-bottom="0cm" fo:line-height="88%" fo:text-align="start" style:writing-mode="rl-tb"/>
    </style:style>
    <style:style style:name="P94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00006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7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4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33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1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30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VM as a Tool for Caching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2">VM as a Tool for Caching</text:span></text:p>
          </draw:text-box>
        </draw:frame>
        <draw:frame draw:name="Rectangle 2" presentation:style-name="pr9" draw:text-style-name="P31" draw:layer="layout" svg:width="21.933cm" svg:height="5.74cm" svg:x="1.102cm" svg:y="3.784cm" presentation:class="outline" presentation:user-transformed="true">
          <draw:text-box>
            <text:list text:style-name="L5">
              <text:list-item>
                <text:p text:style-name="P29"><text:span text:style-name="T23">Conceptually,</text:span><text:span text:style-name="T24"> virtual memory</text:span><text:span text:style-name="T25"> </text:span><text:span text:style-name="T23">is an array of N contiguous bytes stored on disk. </text:span></text:p>
              </text:list-item>
              <text:list-item>
                <text:p text:style-name="P29"><text:span text:style-name="T23">The contents of the array on disk are cached in </text:span><text:span text:style-name="T24">physical memory</text:span><text:span text:style-name="T23"> (</text:span><text:span text:style-name="T24">DRAM cache</text:span><text:span text:style-name="T23">)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6">These cache blocks are called </text:span><text:span text:style-name="T27">pages </text:span><text:span text:style-name="T26">(size is P = 2</text:span><text:span text:style-name="T28">p</text:span><text:span text:style-name="T26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66cm" svg:height="0.767cm" svg:x="16.774cm" svg:y="14.671cm">
          <text:p text:style-name="P33"><text:span text:style-name="T29">PP 2</text:span><text:span text:style-name="T30">m-p</text:span><text:span text:style-name="T2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476cm" svg:height="0.841cm" svg:x="13.252cm" svg:y="9.733cm">
          <text:p text:style-name="P35"><text:span text:style-name="T31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419cm" svg:height="0.767cm" svg:x="5.103cm" svg:y="10.879cm">
          <text:p text:style-name="P41"><text:span text:style-name="T29">V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419cm" svg:height="0.767cm" svg:x="5.103cm" svg:y="11.514cm">
          <text:p text:style-name="P41"><text:span text:style-name="T29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215cm" svg:height="0.767cm" svg:x="4.273cm" svg:y="15.293cm">
          <text:p text:style-name="P41"><text:span text:style-name="T29">VP 2</text:span><text:span text:style-name="T30">n-p</text:span><text:span text:style-name="T2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192cm" svg:height="0.841cm" svg:x="5.631cm" svg:y="9.733cm">
          <text:p text:style-name="P35"><text:span text:style-name="T31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2">Un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2">Un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88cm" svg:height="0.842cm" svg:x="16.733cm" svg:y="11.508cm">
          <text:p text:style-name="P37"><text:span text:style-name="T29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88cm" svg:height="0.842cm" svg:x="16.733cm" svg:y="12.143cm">
          <text:p text:style-name="P37"><text:span text:style-name="T29">P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31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31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31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9cm" svg:height="0.676cm" svg:x="8.902cm" svg:y="15.577cm">
          <text:p text:style-name="P37"><text:span text:style-name="T33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96cm" svg:height="0.676cm" svg:x="13.335cm" svg:y="15.043cm">
          <text:p text:style-name="P37"><text:span text:style-name="T33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5.016cm" svg:height="1.586cm" svg:x="5.299cm" svg:y="16.396cm">
          <text:p text:style-name="P37"><text:span text:style-name="T31">Virtual pages (VPs) </text:span></text:p>
          <text:p text:style-name="P37"><text:span text:style-name="T31">stored on 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266cm" svg:height="1.586cm" svg:x="13.047cm" svg:y="16.396cm">
          <text:p text:style-name="P37"><text:span text:style-name="T31">Physical pages (PPs) </text:span></text:p>
          <text:p text:style-name="P37"><text:span text:style-name="T31">cached in D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Text Box 1" draw:style-name="gr47" draw:text-style-name="P46" draw:layer="layout" svg:width="13.262cm" svg:height="9.95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0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34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34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47"><text:span text:style-name="T10">Consequences</text:span></text:p>
              <text:list>
                <text:list-item>
                  <text:p text:style-name="P48"><text:span text:style-name="T8">Large page (block) size: typically 4 KB, sometimes 4 MB</text:span></text:p>
                </text:list-item>
                <text:list-item>
                  <text:p text:style-name="P48"><text:span text:style-name="T8">Fully associative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48"><text:span text:style-name="T8">Any VP can be placed in any PP</text:span></text:p>
                    </text:list-item>
                    <text:list-item>
                      <text:p text:style-name="P4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48"><text:span text:style-name="T8">Highly sophisticated, expensive replacement algorithms</text:span></text:p>
                  <text:list>
                    <text:list-item>
                      <text:p text:style-name="P4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4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35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5.891cm" svg:y="12.35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5.891cm" svg:y="9.18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xml:id="id2" draw:id="id2" draw:layer="layout" svg:width="3.83cm" svg:height="0.633cm" svg:x="15.205cm" svg:y="13.855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xml:id="id3" draw:id="id3" draw:layer="layout" svg:width="3.83cm" svg:height="0.633cm" svg:x="15.205cm" svg:y="14.718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xml:id="id4" draw:id="id4" draw:layer="layout" svg:width="3.83cm" svg:height="0.633cm" svg:x="15.205cm" svg:y="16.443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xml:id="id5" draw:id="id5" draw:layer="layout" svg:width="3.83cm" svg:height="0.633cm" svg:x="15.205cm" svg:y="17.306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xml:id="id6" draw:id="id6" draw:layer="layout" svg:width="3.83cm" svg:height="0.633cm" svg:x="15.205cm" svg:y="18.168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1" xml:id="id7" draw:id="id7" draw:layer="layout" svg:width="3.83cm" svg:height="0.633cm" svg:x="15.205cm" svg:y="15.58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5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8.847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8.847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16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16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16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16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16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5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1" draw:layer="layout" svg:width="3.83cm" svg:height="0.633cm" svg:x="18.16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2" draw:id="id22" draw:layer="layout" svg:width="4.443cm" svg:height="0.673cm" svg:x="1.058cm" svg:y="6.773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5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3" draw:id="id23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8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39">Key point</text:span><text:span text:style-name="T14">: Waiting until the miss to copy the page to DRAM is known as </text:span><text:span text:style-name="T40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48" draw:text-style-name="P49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49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0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7.523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2.197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3.06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4.785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494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357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5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1" draw:layer="layout" svg:width="3.83cm" svg:height="0.633cm" svg:x="18.372cm" svg:y="13.922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1" draw:layer="layout" svg:width="3.83cm" svg:height="0.633cm" svg:x="18.372cm" svg:y="15.632cm">
          <text:p text:style-name="P12"><text:span text:style-name="T36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5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59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35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41">Thrashing:</text:span><text:span text:style-name="T42"> </text:span><text:span text:style-name="T8">Performance meltdown</text:span><text:span text:style-name="T42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669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37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162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5.862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379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2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651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1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881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581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374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6.074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591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43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863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9">
            <text:list-item>
              <text:p xml:id="id25" text:id="id25" text:style-name="P62"><text:span text:style-name="T10">Linking</text:span><text:span text:style-name="T45"> </text:span></text:p>
            </text:list-item>
          </text:list>
          <text:list text:style-name="L10">
            <text:list-item>
              <text:list>
                <text:list-item>
                  <text:p text:style-name="P63"><text:span text:style-name="T2">Each program has similar virtual address space</text:span></text:p>
                </text:list-item>
                <text:list-item>
                  <text:p text:style-name="P63"><text:span text:style-name="T2">Code, data, and heap always start at the same addresses.</text:span></text:p>
                </text:list-item>
              </text:list>
            </text:list-item>
          </text:list>
          <text:p text:style-name="P64"><text:span text:style-name="T46"/></text:p>
          <text:list text:continue-numbering="true" text:style-name="L10">
            <text:list-item>
              <text:p text:style-name="P62"><text:span text:style-name="T10">Loading </text:span></text:p>
              <text:list>
                <text:list-item>
                  <text:p text:style-name="P65"><text:span text:style-name="T47">execve </text:span><text:span text:style-name="T2">allocates virtual pages for .text and .data sections &amp; creates PTEs marked as invalid</text:span></text:p>
                </text:list-item>
                <text:list-item>
                  <text:p text:style-name="P63"><text:span text:style-name="T2">The </text:span><text:span text:style-name="T47">.text </text:span><text:span text:style-name="T2">and </text:span><text:span text:style-name="T47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6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8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8">Memory-mapped region for</text:span></text:p>
          <text:p text:style-name="P12"><text:span text:style-name="T4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7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8">Run-time heap</text:span></text:p>
          <text:p text:style-name="P12"><text:span text:style-name="T48">(created by </text:span><text:span text:style-name="T49">malloc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7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8">User stack</text:span></text:p>
          <text:p text:style-name="P12"><text:span text:style-name="T48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8" draw:layer="layout" svg:width="7.746cm" svg:height="1.1cm" svg:x="13.885cm" svg:y="17.536cm">
          <text:p text:style-name="P12"><text:span text:style-name="T48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3"><text:span text:style-name="T4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69"><text:span text:style-name="T49">%rsp</text:span><text:span text:style-name="T48"> </text:span></text:p>
          <text:p text:style-name="P53"><text:span text:style-name="T48">(stack </text:span></text:p>
          <text:p text:style-name="P53"><text:span text:style-name="T48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3"><text:span text:style-name="T48">Memory</text:span></text:p>
          <text:p text:style-name="P53"><text:span text:style-name="T48">invisible to</text:span></text:p>
          <text:p text:style-name="P53"><text:span text:style-name="T4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69"><text:span text:style-name="T49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69"><text:span text:style-name="T50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0" draw:layer="layout" svg:width="7.746cm" svg:height="1.859cm" svg:x="13.885cm" svg:y="13.938cm">
          <text:p text:style-name="P12"><text:span text:style-name="T48">Read/write segment</text:span></text:p>
          <text:p text:style-name="P12"><text:span text:style-name="T48">(.</text:span><text:span text:style-name="T49">data</text:span><text:span text:style-name="T48">, .</text:span><text:span text:style-name="T49">bss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1" draw:layer="layout" svg:width="7.746cm" svg:height="1.859cm" svg:x="13.885cm" svg:y="15.675cm">
          <text:p text:style-name="P12"><text:span text:style-name="T48">Read-only segment</text:span></text:p>
          <text:p text:style-name="P12"><text:span text:style-name="T48">(</text:span><text:span text:style-name="T49">.init</text:span><text:span text:style-name="T48">, .</text:span><text:span text:style-name="T49">text</text:span><text:span text:style-name="T48">, </text:span><text:span text:style-name="T49">.rodata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3"><text:span text:style-name="T48">Loaded </text:span></text:p>
          <text:p text:style-name="P53"><text:span text:style-name="T48">from </text:span></text:p>
          <text:p text:style-name="P53"><text:span text:style-name="T48">the </text:span></text:p>
          <text:p text:style-name="P53"><text:span text:style-name="T48">executable </text:span></text:p>
          <text:p text:style-name="P53"><text:span text:style-name="T48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2"><text:span text:style-name="T13">•</text:span></text:p>
          <text:p text:style-name="P72"><text:span text:style-name="T13">•</text:span></text:p>
          <text:p text:style-name="P72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5" draw:text-style-name="P19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3"><text:span text:style-name="T17">Physical </text:span></text:p>
          <text:p text:style-name="P53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2" draw:layer="layout" svg:width="2.538cm" svg:height="0.708cm" svg:x="19.892cm" svg:y="10.264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2" draw:layer="layout" svg:width="2.538cm" svg:height="0.708cm" svg:x="19.892cm" svg:y="11.7cm">
          <text:p text:style-name="P56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2" draw:layer="layout" svg:width="2.538cm" svg:height="0.708cm" svg:x="19.892cm" svg:y="13.128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4" draw:text-style-name="P52" draw:layer="layout" svg:width="2.538cm" svg:height="0.708cm" svg:x="19.892cm" svg:y="14.536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2" draw:layer="layout" svg:width="2.538cm" svg:height="0.708cm" svg:x="19.892cm" svg:y="15.24cm">
          <text:p text:style-name="P56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2" draw:layer="layout" svg:width="2.538cm" svg:height="0.708cm" svg:x="19.897cm" svg:y="16.647cm">
          <text:p text:style-name="P56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2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42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51"><text:s text:c="8"/></text:span><text:span text:style-name="T51">MAP: <text:s/>V </text:span><text:span text:style-name="T52">➡</text:span><text:span text:style-name="T53"> <text:s/>P <text:s/>U <text:s/>{</text:span><text:span text:style-name="T54">Ø</text:span><text:span text:style-name="T53">}</text:span></text:p>
          <text:list text:style-name="L11">
            <text:list-item>
              <text:list>
                <text:list-item>
                  <text:p text:style-name="P20"><text:span text:style-name="T55">For virtual address </text:span><text:span text:style-name="T53">a</text:span><text:span text:style-name="T55">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20"><text:span text:style-name="T53">MAP(a) <text:s/>= <text:s/>a</text:span><text:span text:style-name="T56">’</text:span><text:span text:style-name="T55"> <text:s/>if data at virtual address </text:span><text:span text:style-name="T53">a</text:span><text:span text:style-name="T55"> is at physical address </text:span><text:span text:style-name="T53">a’</text:span><text:span text:style-name="T56"> </text:span><text:span text:style-name="T55">in </text:span><text:span text:style-name="T53">P</text:span></text:p>
                    </text:list-item>
                    <text:list-item>
                      <text:p text:style-name="P20"><text:span text:style-name="T53">MAP(a) <text:s/>= </text:span><text:span text:style-name="T54">Ø</text:span><text:span text:style-name="T53"> </text:span><text:span text:style-name="T55">if data at virtual address </text:span><text:span text:style-name="T53">a</text:span><text:span text:style-name="T55"> is not in physical memory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5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4"><text:span text:style-name="T57"/></text:p>
          <text:p text:style-name="P7"><text:span text:style-name="T57"/></text:p>
          <text:p text:style-name="P64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58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58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58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7" draw:layer="layout" svg:width="6.983cm" svg:height="0.845cm" svg:x="10.425cm" svg:y="5.112cm">
          <text:p text:style-name="P56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70" draw:layer="layout" svg:width="5.925cm" svg:height="0.845cm" svg:x="17.41cm" svg:y="5.112cm">
          <text:p text:style-name="P56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3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1" draw:text-style-name="P74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19" draw:layer="layout" svg:width="6.983cm" svg:height="0.845cm" svg:x="10.425cm" svg:y="15.907cm">
          <text:p text:style-name="P56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9" draw:text-style-name="P70" draw:layer="layout" svg:width="5.925cm" svg:height="0.845cm" svg:x="17.41cm" svg:y="15.907cm">
          <text:p text:style-name="P56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4" draw:text-style-name="P13" draw:layer="layout" svg:width="4.231cm" svg:height="1.995cm" svg:x="1.259cm" svg:y="4.537cm">
          <text:p text:style-name="P56"><text:span text:style-name="T16">Page table </text:span><text:span text:style-name="T59"><text:line-break/></text:span><text:span text:style-name="T16">base register</text:span></text:p>
          <text:p text:style-name="P56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6" draw:text-style-name="P15" draw:layer="layout" svg:width="2.386cm" svg:height="5.989cm" draw:transform="rotate (-1.5707963267949) translate (9.358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0">Physical page table </text:span></text:p>
          <text:p text:style-name="P1"><text:span text:style-name="T60">address for the current</text:span></text:p>
          <text:p text:style-name="P1"><text:span text:style-name="T60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5"><text:span text:style-name="T8">1) Processor sends virtual address to MMU </text:span></text:p>
          <text:p text:style-name="P75"><text:span text:style-name="T8">2-3) MMU fetches PTE from page table in memory</text:span></text:p>
          <text:p text:style-name="P75"><text:span text:style-name="T8">4) MMU sends physical address to cache/memory</text:span></text:p>
          <text:p text:style-name="P75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5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6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8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89" draw:text-style-name="P76" draw:layer="layout" svg:width="0.761cm" svg:height="0.761cm" svg:x="8.631cm" svg:y="5.339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9" draw:text-style-name="P76" xml:id="id26" draw:id="id26" draw:layer="layout" svg:width="0.761cm" svg:height="0.761cm" svg:x="15.712cm" svg:y="4.08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9" draw:text-style-name="P76" xml:id="id31" draw:id="id31" draw:layer="layout" svg:width="0.761cm" svg:height="0.761cm" svg:x="15.712cm" svg:y="6.457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9" draw:text-style-name="P76" xml:id="id34" draw:id="id34" draw:layer="layout" svg:width="0.761cm" svg:height="0.761cm" svg:x="15.712cm" svg:y="8.198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9" draw:text-style-name="P76" xml:id="id36" draw:id="id36" draw:layer="layout" svg:width="0.761cm" svg:height="0.761cm" svg:x="13.462cm" svg:y="10.669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77"><text:span text:style-name="T8">1) Processor sends virtual address to MMU </text:span></text:p>
          <text:p text:style-name="P77"><text:span text:style-name="T8">2-3) MMU fetches PTE from page table in memory</text:span></text:p>
          <text:p text:style-name="P77"><text:span text:style-name="T8">4) Valid bit is zero, so MMU triggers page fault exception</text:span></text:p>
          <text:p text:style-name="P77"><text:span text:style-name="T8">5) Handler identifies victim (and, if dirty, pages it out to disk)</text:span></text:p>
          <text:p text:style-name="P77"><text:span text:style-name="T8">6) Handler pages in new page and updates PTE in memory</text:span></text:p>
          <text:p text:style-name="P77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78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3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6" draw:layer="layout" svg:width="0.761cm" svg:height="0.761cm" svg:x="6.473cm" svg:y="7.207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6" draw:layer="layout" svg:width="0.761cm" svg:height="0.761cm" svg:x="13.558cm" svg:y="5.963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6" draw:layer="layout" svg:width="0.761cm" svg:height="0.761cm" svg:x="13.558cm" svg:y="8.762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6" xml:id="id38" draw:id="id38" draw:layer="layout" svg:width="0.761cm" svg:height="0.761cm" svg:x="12.676cm" svg:y="4.317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9" draw:text-style-name="P76" xml:id="id42" draw:id="id42" draw:layer="layout" svg:width="0.761cm" svg:height="0.761cm" svg:x="19.98cm" svg:y="7.50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0" draw:text-style-name="P78" draw:layer="layout" svg:width="2.538cm" svg:height="5.348cm" svg:x="22.013cm" svg:y="6.091cm">
          <text:p text:style-name="P56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1" draw:text-style-name="P71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3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6" xml:id="id48" draw:id="id48" draw:layer="layout" svg:width="0.761cm" svg:height="0.761cm" svg:x="20.014cm" svg:y="10.173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9" draw:text-style-name="P76" xml:id="id49" draw:id="id49" draw:layer="layout" svg:width="0.761cm" svg:height="0.761cm" svg:x="6.473cm" svg:y="8.814cm">
          <text:p text:style-name="P12"><text:span text:style-name="T6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94" draw:text-style-name="P79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5" draw:text-style-name="P2" draw:layer="layout" svg:width="1.002cm" svg:height="0.816cm" svg:x="7.123cm" svg:y="9.476cm">
          <text:p text:style-name="P80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81" draw:layer="layout" svg:width="3.416cm" svg:height="1.268cm" svg:x="2.858cm" svg:y="8.841cm">
          <text:p text:style-name="P56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82" draw:layer="layout" svg:width="2.838cm" svg:height="5.885cm" svg:x="9.075cm" svg:y="6.724cm">
          <text:p text:style-name="P56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8" draw:text-style-name="P83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9" draw:text-style-name="P15" draw:layer="layout" svg:x1="6.275cm" svg:y1="9.475cm" svg:x2="9.057cm" svg:y2="9.476cm">
          <text:p/>
        </draw:line>
        <draw:line draw:name="Line 8" draw:style-name="gr99" draw:text-style-name="P15" draw:layer="layout" svg:x1="4.55cm" svg:y1="13.581cm" svg:x2="4.551cm" svg:y2="10.11cm">
          <text:p/>
        </draw:line>
        <draw:custom-shape draw:name="CustomShape 9" draw:style-name="gr95" draw:text-style-name="P2" draw:layer="layout" svg:width="1.539cm" svg:height="0.816cm" svg:x="12.691cm" svg:y="8.117cm">
          <text:p text:style-name="P8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0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9" draw:text-style-name="P15" draw:layer="layout" svg:x1="11.906cm" svg:y1="8.836cm" svg:x2="15.134cm" svg:y2="8.84cm">
          <text:p/>
        </draw:line>
        <draw:custom-shape draw:name="CustomShape 12" draw:style-name="gr95" draw:text-style-name="P2" draw:layer="layout" svg:width="0.959cm" svg:height="0.816cm" svg:x="13.037cm" svg:y="9.899cm">
          <text:p text:style-name="P80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1" draw:text-style-name="P15" draw:layer="layout" svg:x1="14.463cm" svg:y1="13.581cm" svg:x2="4.55cm" svg:y2="13.582cm">
          <text:p/>
        </draw:line>
        <draw:custom-shape draw:name="CustomShape 14" draw:style-name="gr100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9" draw:text-style-name="P15" draw:layer="layout" svg:x1="11.959cm" svg:y1="10.617cm" svg:x2="15.187cm" svg:y2="10.618cm">
          <text:p/>
        </draw:line>
        <draw:custom-shape draw:name="CustomShape 16" draw:style-name="gr102" draw:text-style-name="P78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9" draw:text-style-name="P15" draw:layer="layout" svg:x1="17.705cm" svg:y1="10.617cm" svg:x2="20.977cm" svg:y2="10.618cm">
          <text:p/>
        </draw:line>
        <draw:custom-shape draw:name="CustomShape 18" draw:style-name="gr100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0" draw:text-style-name="P2" draw:layer="layout" svg:width="1.289cm" svg:height="1.265cm" svg:x="16.635cm" svg:y="9.94cm">
          <text:p text:style-name="P5"><text:span text:style-name="T63">P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2" draw:layer="layout" svg:width="1.539cm" svg:height="0.816cm" svg:x="18.481cm" svg:y="7.95cm">
          <text:p text:style-name="P8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0" draw:text-style-name="P2" draw:layer="layout" svg:width="1.399cm" svg:height="1.265cm" svg:x="16.483cm" svg:y="8.079cm">
          <text:p text:style-name="P5"><text:span text:style-name="T63">PTE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1" draw:text-style-name="P15" draw:layer="layout" svg:x1="14.463cm" svg:y1="5.753cm" svg:x2="10.455cm" svg:y2="5.754cm">
          <text:p/>
        </draw:line>
        <draw:line draw:name="Line 23" draw:style-name="gr103" draw:text-style-name="P15" draw:layer="layout" svg:x1="10.455cm" svg:y1="6.724cm" svg:x2="10.456cm" svg:y2="5.753cm">
          <text:p/>
        </draw:line>
        <draw:line draw:name="Line 24" draw:style-name="gr101" draw:text-style-name="P15" draw:layer="layout" svg:x1="15.134cm" svg:y1="7.231cm" svg:x2="14.463cm" svg:y2="7.232cm">
          <text:p/>
        </draw:line>
        <draw:line draw:name="Line 25" draw:style-name="gr101" draw:text-style-name="P15" draw:layer="layout" svg:x1="14.463cm" svg:y1="7.231cm" svg:x2="14.464cm" svg:y2="5.753cm">
          <text:p/>
        </draw:line>
        <draw:custom-shape draw:name="CustomShape 26" draw:style-name="gr100" draw:text-style-name="P2" draw:layer="layout" svg:width="1.493cm" svg:height="1.265cm" svg:x="14.952cm" svg:y="6.681cm">
          <text:p text:style-name="P1"><text:span text:style-name="T63">PTE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1" draw:text-style-name="P15" draw:layer="layout" svg:x1="15.134cm" svg:y1="12.099cm" svg:x2="14.463cm" svg:y2="12.1cm">
          <text:p/>
        </draw:line>
        <draw:line draw:name="Line 28" draw:style-name="gr101" draw:text-style-name="P15" draw:layer="layout" svg:x1="14.463cm" svg:y1="13.581cm" svg:x2="14.464cm" svg:y2="12.099cm">
          <text:p/>
        </draw:line>
        <draw:custom-shape draw:name="CustomShape 29" draw:style-name="gr100" draw:text-style-name="P2" draw:layer="layout" svg:width="1.048cm" svg:height="1.265cm" svg:x="14.97cm" svg:y="11.549cm">
          <text:p text:style-name="P1"><text:span text:style-name="T63">P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9" draw:text-style-name="P15" draw:layer="layout" svg:x1="17.749cm" svg:y1="8.84cm" svg:x2="20.977cm" svg:y2="8.845cm">
          <text:p/>
        </draw:line>
        <draw:line draw:name="Line 31" draw:style-name="gr99" draw:text-style-name="P15" draw:layer="layout" svg:x1="20.959cm" svg:y1="12.099cm" svg:x2="17.705cm" svg:y2="12.1cm">
          <text:p/>
        </draw:line>
        <draw:custom-shape draw:name="CustomShape 32" draw:style-name="gr100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99" draw:text-style-name="P15" draw:layer="layout" svg:x1="20.924cm" svg:y1="7.231cm" svg:x2="17.669cm" svg:y2="7.232cm">
          <text:p/>
        </draw:line>
        <draw:custom-shape draw:name="CustomShape 34" draw:style-name="gr100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0" draw:text-style-name="P2" draw:layer="layout" svg:width="1.836cm" svg:height="1.603cm" svg:x="15.497cm" svg:y="12.778cm">
          <text:p text:style-name="P56"><text:span text:style-name="T13">L1</text:span></text:p>
          <text:p text:style-name="P56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2" draw:layer="layout" svg:width="19.717cm" svg:height="0.816cm" svg:x="2.819cm" svg:y="17.198cm">
          <text:p text:style-name="P80"><text:span text:style-name="T64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2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3"><text:span text:style-name="T8">PTEs may be evicted by other data references</text:span></text:p>
                </text:list-item>
                <text:list-item>
                  <text:p text:style-name="P63"><text:span text:style-name="T8">PTE hit still requires a small L1 delay</text:span></text:p>
                </text:list-item>
              </text:list>
            </text:list-item>
            <text:list-item>
              <text:p text:style-name="P62"><text:span text:style-name="T10">Solution: </text:span><text:span text:style-name="T35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6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51" draw:layer="layout" svg:width="4.606cm" svg:height="0.845cm" svg:x="12.374cm" svg:y="8.079cm">
          <text:p text:style-name="P56"><text:span text:style-name="T65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2" draw:layer="layout" svg:width="4.915cm" svg:height="0.845cm" svg:x="16.969cm" svg:y="8.079cm">
          <text:p text:style-name="P56"><text:span text:style-name="T65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2" draw:layer="layout" svg:width="0.76cm" svg:height="0.927cm" svg:x="24.091cm" svg:y="7.247cm">
          <text:p text:style-name="P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1.196cm" svg:height="0.927cm" svg:x="21.792cm" svg:y="7.247cm">
          <text:p text:style-name="P1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0.786cm" svg:height="0.927cm" svg:x="21.22cm" svg:y="7.247cm">
          <text:p text:style-name="P1"><text:span text:style-name="T6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12.073cm" svg:y="7.247cm">
          <text:p text:style-name="P1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5" draw:text-style-name="P2" draw:layer="layout" svg:width="2.551cm" svg:height="0.845cm" svg:x="21.89cm" svg:y="8.079cm">
          <text:p text:style-name="P56"><text:span text:style-name="T6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7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106" draw:text-style-name="P2" draw:layer="layout" svg:width="1.573cm" svg:height="1.013cm" svg:x="16.232cm" svg:y="5.876cm">
          <text:p text:style-name="P1"><text:span text:style-name="T6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6" draw:text-style-name="P2" draw:layer="layout" svg:width="1.62cm" svg:height="0.927cm" svg:x="16.974cm" svg:y="7.247cm">
          <text:p text:style-name="P1"><text:span text:style-name="T66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6" draw:text-style-name="P2" draw:layer="layout" svg:width="1.209cm" svg:height="0.927cm" svg:x="15.98cm" svg:y="7.247cm">
          <text:p text:style-name="P1"><text:span text:style-name="T66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8" draw:text-style-name="P84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9" draw:text-style-name="P50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0" draw:text-style-name="P51" draw:layer="layout" svg:width="2.589cm" svg:height="0.738cm" svg:x="6.336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1" draw:text-style-name="P85" draw:layer="layout" svg:width="1.72cm" svg:height="0.729cm" svg:x="4.17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0" draw:text-style-name="P51" draw:layer="layout" svg:width="0.652cm" svg:height="0.729cm" svg:x="3.047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9" draw:text-style-name="P50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0" draw:text-style-name="P51" draw:layer="layout" svg:width="2.589cm" svg:height="0.738cm" svg:x="13.427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1" draw:text-style-name="P85" draw:layer="layout" svg:width="1.72cm" svg:height="0.729cm" svg:x="11.26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0" draw:text-style-name="P51" draw:layer="layout" svg:width="0.652cm" svg:height="0.729cm" svg:x="10.138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84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50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0" draw:text-style-name="P51" draw:layer="layout" svg:width="2.589cm" svg:height="0.738cm" svg:x="6.406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0" draw:text-style-name="P51" draw:layer="layout" svg:width="1.72cm" svg:height="0.729cm" svg:x="4.242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51" draw:layer="layout" svg:width="0.652cm" svg:height="0.729cm" svg:x="3.11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9" draw:text-style-name="P50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51" draw:layer="layout" svg:width="2.589cm" svg:height="0.738cm" svg:x="13.497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1" draw:text-style-name="P85" draw:layer="layout" svg:width="1.72cm" svg:height="0.729cm" svg:x="11.333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51" draw:layer="layout" svg:width="0.652cm" svg:height="0.729cm" svg:x="10.20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8" draw:text-style-name="P84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9" draw:text-style-name="P50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0" draw:text-style-name="P51" draw:layer="layout" svg:width="2.589cm" svg:height="0.738cm" svg:x="6.406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85" draw:layer="layout" svg:width="1.72cm" svg:height="0.729cm" svg:x="4.242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0" draw:text-style-name="P51" draw:layer="layout" svg:width="0.652cm" svg:height="0.729cm" svg:x="3.11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9" draw:text-style-name="P50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0" draw:text-style-name="P51" draw:layer="layout" svg:width="2.589cm" svg:height="0.738cm" svg:x="13.497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1" draw:text-style-name="P85" draw:layer="layout" svg:width="1.72cm" svg:height="0.729cm" svg:x="11.333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0" draw:text-style-name="P51" draw:layer="layout" svg:width="0.652cm" svg:height="0.729cm" svg:x="10.20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4">T = 2</text:span><text:span text:style-name="T68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6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112" draw:text-style-name="P79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3" draw:text-style-name="P82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81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9" draw:text-style-name="P76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9" draw:text-style-name="P76" draw:layer="layout" svg:width="0.761cm" svg:height="0.761cm" svg:x="15.712cm" svg:y="10.202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9" draw:text-style-name="P76" draw:layer="layout" svg:width="0.761cm" svg:height="0.761cm" svg:x="11.171cm" svg:y="14.064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69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9" draw:text-style-name="P76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9" draw:text-style-name="P76" draw:layer="layout" svg:width="0.761cm" svg:height="0.761cm" svg:x="13.16cm" svg:y="7.314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12" draw:text-style-name="P79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6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6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6" xml:id="id58" draw:id="id58" draw:layer="layout" svg:width="0.761cm" svg:height="0.761cm" svg:x="15.63cm" svg:y="11.47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6" xml:id="id61" draw:id="id61" draw:layer="layout" svg:width="0.761cm" svg:height="0.761cm" svg:x="11.171cm" svg:y="14.064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7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9" draw:text-style-name="P76" xml:id="id55" draw:id="id55" draw:layer="layout" svg:width="0.761cm" svg:height="0.761cm" svg:x="15.63cm" svg:y="5.893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89" draw:text-style-name="P76" xml:id="id50" draw:id="id50" draw:layer="layout" svg:width="0.761cm" svg:height="0.761cm" svg:x="15.63cm" svg:y="8.678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15" xml:id="id53" draw:id="id53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87"><text:span text:style-name="T69">A TLB miss incurs an additional memory access (the PTE)</text:span><text:span text:style-name="T59"><text:line-break/></text:span><text:span text:style-name="T70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8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88"><text:span text:style-name="T14">Level 1</text:span></text:p>
          <text:p text:style-name="P88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89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0" draw:text-style-name="P90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0" draw:text-style-name="P90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90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1"><text:span text:style-name="T7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88"><text:span text:style-name="T14">Level 2</text:span></text:p>
          <text:p text:style-name="P91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1" draw:text-style-name="P15" draw:layer="layout" svg:x1="19.097cm" svg:y1="9.558cm" svg:x2="22.695cm" svg:y2="5.528cm">
          <text:p/>
        </draw:line>
        <draw:line draw:name="Line 11" draw:style-name="gr121" draw:text-style-name="P15" draw:layer="layout" svg:x1="19.097cm" svg:y1="9.982cm" svg:x2="22.695cm" svg:y2="9.338cm">
          <text:p/>
        </draw:line>
        <draw:line draw:name="Line 12" draw:style-name="gr121" draw:text-style-name="P15" draw:layer="layout" svg:x1="19.52cm" svg:y1="12.288cm" svg:x2="22.695cm" svg:y2="13.576cm">
          <text:p/>
        </draw:line>
        <draw:line draw:name="Line 13" draw:style-name="gr122" draw:text-style-name="P15" draw:layer="layout" svg:x1="17.591cm" svg:y1="9.766cm" svg:x2="19.708cm" svg:y2="9.77cm">
          <text:p/>
        </draw:line>
        <draw:line draw:name="Line 14" draw:style-name="gr122" draw:text-style-name="P15" draw:layer="layout" svg:x1="17.591cm" svg:y1="10.189cm" svg:x2="19.708cm" svg:y2="10.193cm">
          <text:p/>
        </draw:line>
        <draw:line draw:name="Line 15" draw:style-name="gr122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2"><text:span text:style-name="T7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3"><text:span text:style-name="T6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3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3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5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6" draw:text-style-name="P71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3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4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3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5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3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5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3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5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8" draw:text-style-name="P94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3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5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9" draw:text-style-name="P15" draw:layer="layout" svg:x1="11.787cm" svg:y1="6.464cm" svg:x2="15.385cm" svg:y2="4.974cm">
          <text:p/>
        </draw:line>
        <draw:line draw:name="Line 31" draw:style-name="gr129" draw:text-style-name="P15" draw:layer="layout" svg:x1="11.787cm" svg:y1="8.157cm" svg:x2="15.385cm" svg:y2="6.667cm">
          <text:p/>
        </draw:line>
        <draw:line draw:name="Line 32" draw:style-name="gr129" draw:text-style-name="P15" draw:layer="layout" svg:x1="11.787cm" svg:y1="10.274cm" svg:x2="15.385cm" svg:y2="7.514cm">
          <text:p/>
        </draw:line>
        <draw:line draw:name="Line 33" draw:style-name="gr129" draw:text-style-name="P15" draw:layer="layout" svg:x1="11.787cm" svg:y1="11.967cm" svg:x2="15.385cm" svg:y2="9.207cm">
          <text:p/>
        </draw:line>
        <draw:line draw:name="Line 34" draw:style-name="gr129" draw:text-style-name="P15" draw:layer="layout" svg:x1="11.787cm" svg:y1="15.561cm" svg:x2="15.173cm" svg:y2="16.831cm">
          <text:p/>
        </draw:line>
        <draw:line draw:name="Line 35" draw:style-name="gr129" draw:text-style-name="P15" draw:layer="layout" svg:x1="5.437cm" svg:y1="6.676cm" svg:x2="8.89cm" svg:y2="6.032cm">
          <text:p/>
        </draw:line>
        <draw:line draw:name="Line 36" draw:style-name="gr129" draw:text-style-name="P15" draw:layer="layout" svg:x1="5.437cm" svg:y1="7.518cm" svg:x2="9.035cm" svg:y2="9.846cm">
          <text:p/>
        </draw:line>
        <draw:line draw:name="Line 37" draw:style-name="gr129" draw:text-style-name="P15" draw:layer="layout" svg:x1="5.437cm" svg:y1="13.445cm" svg:x2="9.035cm" svg:y2="13.449cm">
          <text:p/>
        </draw:line>
        <draw:custom-shape draw:name="CustomShape 38" draw:style-name="gr130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3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3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0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0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0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0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0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0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3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5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3"><text:span text:style-name="T72">2K allocated VM pages</text:span></text:p>
          <text:p text:style-name="P53"><text:span text:style-name="T72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3"><text:span text:style-name="T72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3"><text:span text:style-name="T72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3"><text:span text:style-name="T72">1 allocated VM page</text:span></text:p>
          <text:p text:style-name="P53"><text:span text:style-name="T72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3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3" draw:layer="layout" svg:width="4.231cm" svg:height="1.995cm" svg:x="0.494cm" svg:y="5.093cm">
          <text:p text:style-name="P56"><text:span text:style-name="T13">Page table </text:span><text:span text:style-name="T59"><text:line-break/></text:span><text:span text:style-name="T13">base register</text:span></text:p>
          <text:p text:style-name="P56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5" draw:text-style-name="P2" draw:layer="layout" svg:width="3.442cm" svg:height="0.845cm" svg:x="4.529cm" svg:y="8.281cm">
          <text:p text:style-name="P56"><text:span text:style-name="T66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0.76cm" svg:height="0.927cm" svg:x="20.528cm" svg:y="7.486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1.196cm" svg:height="0.927cm" svg:x="18.229cm" svg:y="7.486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4.241cm" svg:y="7.38cm">
          <text:p text:style-name="P56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2" draw:layer="layout" svg:width="2.551cm" svg:height="0.845cm" svg:x="18.362cm" svg:y="8.281cm">
          <text:p text:style-name="P56"><text:span text:style-name="T6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5" draw:text-style-name="P2" draw:layer="layout" svg:width="3.442cm" svg:height="0.845cm" svg:x="7.999cm" svg:y="8.281cm">
          <text:p text:style-name="P56"><text:span text:style-name="T66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5" draw:text-style-name="P2" draw:layer="layout" svg:width="3.442cm" svg:height="0.845cm" svg:x="11.456cm" svg:y="8.281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5" draw:text-style-name="P2" draw:layer="layout" svg:width="3.442cm" svg:height="0.845cm" svg:x="14.9cm" svg:y="8.281cm">
          <text:p text:style-name="P56"><text:span text:style-name="T66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1" draw:text-style-name="P15" draw:layer="layout" svg:x1="5.057cm" svg:y1="8.731cm" svg:x2="5.058cm" svg:y2="12.467cm">
          <text:p/>
        </draw:line>
        <draw:custom-shape draw:name="CustomShape 14" draw:style-name="gr132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3" draw:text-style-name="P15" draw:layer="layout" svg:x1="5.057cm" svg:y1="12.467cm" svg:x2="6.01cm" svg:y2="12.468cm">
          <text:p/>
        </draw:line>
        <draw:custom-shape draw:name="CustomShape 16" draw:style-name="gr134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1" draw:text-style-name="P15" draw:layer="layout" svg:x1="8.409cm" svg:y1="8.731cm" svg:x2="8.41cm" svg:y2="11.797cm">
          <text:p/>
        </draw:line>
        <draw:custom-shape draw:name="CustomShape 18" draw:style-name="gr132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3" draw:text-style-name="P15" draw:layer="layout" svg:x1="8.409cm" svg:y1="11.797cm" svg:x2="9.361cm" svg:y2="11.798cm">
          <text:p/>
        </draw:line>
        <draw:custom-shape draw:name="CustomShape 20" draw:style-name="gr134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1" draw:text-style-name="P15" draw:layer="layout" svg:x1="15.394cm" svg:y1="8.731cm" svg:x2="15.395cm" svg:y2="12.855cm">
          <text:p/>
        </draw:line>
        <draw:custom-shape draw:name="CustomShape 22" draw:style-name="gr132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3" draw:text-style-name="P15" draw:layer="layout" svg:x1="15.394cm" svg:y1="12.855cm" svg:x2="16.346cm" svg:y2="12.856cm">
          <text:p/>
        </draw:line>
        <draw:custom-shape draw:name="CustomShape 24" draw:style-name="gr135" draw:text-style-name="P94" draw:layer="layout" svg:width="1.444cm" svg:height="0.421cm" svg:x="16.347cm" svg:y="12.609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2" draw:layer="layout" svg:width="0.76cm" svg:height="0.927cm" svg:x="20.528cm" svg:y="14.177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6" draw:text-style-name="P2" draw:layer="layout" svg:width="1.196cm" svg:height="0.927cm" svg:x="18.229cm" svg:y="14.177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6" draw:text-style-name="P2" draw:layer="layout" svg:width="1.323cm" svg:height="0.927cm" svg:x="7.651cm" svg:y="14.168cm">
          <text:p text:style-name="P56"><text:span text:style-name="T6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82" draw:layer="layout" svg:width="2.551cm" svg:height="0.845cm" svg:x="18.362cm" svg:y="14.973cm">
          <text:p text:style-name="P56"><text:span text:style-name="T6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5" draw:text-style-name="P94" draw:layer="layout" svg:width="10.343cm" svg:height="0.845cm" svg:x="7.999cm" svg:y="14.973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1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3" draw:text-style-name="P15" draw:layer="layout" svg:x1="7.999cm" svg:y1="11.197cm" svg:x2="9.361cm" svg:y2="11.198cm">
          <text:p/>
        </draw:line>
        <draw:line draw:name="Line 33" draw:style-name="gr131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3" draw:text-style-name="P15" draw:layer="layout" svg:x1="11.385cm" svg:y1="11.197cm" svg:x2="12.748cm" svg:y2="11.198cm">
          <text:p/>
        </draw:line>
        <draw:custom-shape draw:name="CustomShape 36" draw:style-name="gr106" draw:text-style-name="P2" draw:layer="layout" svg:width="4.884cm" svg:height="0.927cm" svg:x="10.288cm" svg:y="7.084cm">
          <text:p text:style-name="P56"><text:span text:style-name="T6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6" draw:text-style-name="P2" draw:layer="layout" svg:width="5.209cm" svg:height="0.927cm" svg:x="11.705cm" svg:y="15.998cm">
          <text:p text:style-name="P56"><text:span text:style-name="T6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3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3" draw:text-style-name="P15" draw:layer="layout" svg:x1="13.277cm" svg:y1="14.302cm" svg:x2="13.278cm" svg:y2="14.972cm">
          <text:p/>
        </draw:line>
        <draw:line draw:name="Line 43" draw:style-name="gr133" draw:text-style-name="P15" draw:layer="layout" svg:x1="14.406cm" svg:y1="11.197cm" svg:x2="16.382cm" svg:y2="11.198cm">
          <text:p/>
        </draw:line>
        <draw:custom-shape draw:name="CustomShape 44" draw:style-name="gr106" draw:text-style-name="P2" draw:layer="layout" svg:width="0.883cm" svg:height="0.927cm" svg:x="12.581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6" draw:text-style-name="P2" draw:layer="layout" svg:width="0.883cm" svg:height="0.927cm" svg:x="13.604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6" draw:text-style-name="P2" draw:layer="layout" svg:width="2.801cm" svg:height="1.603cm" svg:x="5.448cm" svg:y="9.374cm">
          <text:p text:style-name="P56"><text:span text:style-name="T66">Level 1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6" draw:text-style-name="P2" draw:layer="layout" svg:width="2.801cm" svg:height="1.603cm" svg:x="8.835cm" svg:y="9.348cm">
          <text:p text:style-name="P56"><text:span text:style-name="T66">Level 2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6" draw:text-style-name="P2" draw:layer="layout" svg:width="2.801cm" svg:height="1.603cm" svg:x="15.793cm" svg:y="9.322cm">
          <text:p text:style-name="P56"><text:span text:style-name="T66">Level k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7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107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8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8" draw:text-style-name="MP15" draw:layer="backgroundobjects" svg:width="21.933cm" svg:height="13.81cm" svg:x="1.102cm" svg:y="3.784cm" presentation:class="outline" presentation:user-transformed="true">
        <draw:text-box>
          <text:list text:style-name="ML6">
            <text:list-item>
              <text:p text:style-name="MP13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19-10-29T17:02:16.296136171</dc:date>
    <meta:editing-cycles>581</meta:editing-cycles>
    <dc:title>Introduction to Computer Systems 15-213/18-243, spring 2009</dc:title>
    <meta:editing-duration>P12DT21H38M22S</meta:editing-duration>
    <meta:generator>LibreOffice/6.0.3.2$MacOSX_X86_64 LibreOffice_project/8f48d515416608e3a835360314dac7e47fd0b821</meta:generator>
    <meta:document-statistic meta:object-count="125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